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tion) chanmi@chanmi-Precision-Tower-5810:~/SDCL/build$ ./RunSDCL 1 0.01 False False</text:p>
      <text:p text:style-name="Standard">SDCL planner start!</text:p>
      <text:p text:style-name="Standard">Parsed <text:s/>scene=1 <text:s/>duration=0.01 <text:s/>use_training=0 <text:s/>use_Gaussian=0</text:p>
      <text:p text:style-name="Standard">Environment2D loading image: ../resource/exist21.png</text:p>
      <text:p text:style-name="Standard">Settings for the state space 'RealVectorSpace0'</text:p>
      <text:p text:style-name="Standard"><text:s text:c="2"/>- state validity check resolution: 1%</text:p>
      <text:p text:style-name="Standard"><text:s text:c="2"/>- valid segment count factor: 1</text:p>
      <text:p text:style-name="Standard"><text:s text:c="2"/>- state space:</text:p>
      <text:p text:style-name="Standard">Real vector state space 'RealVectorSpace0' of dimension 2 with bounds: </text:p>
      <text:p text:style-name="Standard"><text:s text:c="2"/>- min: -4 -4 </text:p>
      <text:p text:style-name="Standard"><text:s text:c="2"/>- max: 4 4 </text:p>
      <text:p text:style-name="Standard"/>
      <text:p text:style-name="Standard">Declared parameters:</text:p>
      <text:p text:style-name="Standard">longest_valid_segment_fraction = 0.01</text:p>
      <text:p text:style-name="Standard">projection.cellsize.0 = 0.4</text:p>
      <text:p text:style-name="Standard">projection.cellsize.1 = 0.4</text:p>
      <text:p text:style-name="Standard">projection.cellsize_factor = 0</text:p>
      <text:p text:style-name="Standard">valid_segment_count_factor = 1</text:p>
      <text:p text:style-name="Standard">Valid state sampler named uniform with parameters:</text:p>
      <text:p text:style-name="Standard">nr_attempts = 100</text:p>
      <text:p text:style-name="Standard">Start states:</text:p>
      <text:p text:style-name="Standard">RealVectorState [0 1.2]</text:p>
      <text:p text:style-name="Standard">Goal state, threshold = 2.22045e-16, memory address = 0x590791e03820, state = </text:p>
      <text:p text:style-name="Standard">RealVectorState [0 -1]</text:p>
      <text:p text:style-name="Standard">OptimizationObjective = nullptr</text:p>
      <text:p text:style-name="Standard">There are 0 solutions</text:p>
      <text:p text:style-name="Standard">Info: <text:s text:c="3"/>SDCL: Starting planning with 2 states already in datastructure</text:p>
      <text:p text:style-name="Standard">Info: <text:s text:c="3"/>SDCL: Created 903 states</text:p>
      <text:p text:style-name="Standard">Info: <text:s text:c="3"/>Total training time is 0.000000, total sampling time is 0.000000.</text:p>
      <text:p text:style-name="Standard">Info: <text:s text:c="3"/>Using approximate solution, heuristic cost-to-go is 1.792353</text:p>
      <text:p text:style-name="Standard">Info: <text:s text:c="3"/>ProblemDefinition: Adding approximate solution from planner SDCL</text:p>
      <text:p text:style-name="Standard">No solution found.</text:p>
      <text:p text:style-name="Standard">Saved scatter plot to roadmapBefore.png</text:p>
      <text:p text:style-name="Standard">Info: <text:s text:c="3"/>Component 195 =&gt; single-cluster GMM built with 4 states</text:p>
      <text:p text:style-name="Standard">Info: <text:s text:c="3"/>Component 303 =&gt; single-cluster GMM built with 3 states</text:p>
      <text:p text:style-name="Standard">Info: <text:s text:c="3"/>Component 264 =&gt; single-cluster GMM built with 16 states</text:p>
      <text:p text:style-name="Standard">Info: <text:s text:c="3"/>Component 213 =&gt; single-cluster GMM built with 497 states</text:p>
      <text:p text:style-name="Standard">Info: <text:s text:c="3"/>Component 236 =&gt; single-cluster GMM built with 7 states</text:p>
      <text:p text:style-name="Standard">Info: <text:s text:c="3"/>Component 2 =&gt; single-cluster GMM built with 378 states</text:p>
      <text:p text:style-name="Standard">Info: <text:s text:c="3"/>Done building per component diagonal GMMs =&gt; compGMMsDiag_</text:p>
      <text:p text:style-name="Standard">[Comp 2, Clust 0] vs [Comp 236, Clust 0] =&gt; BD = 5.65628</text:p>
      <text:p text:style-name="Standard">[Comp 2, Clust 0] vs [Comp 213, Clust 0] =&gt; BD = 5.84905</text:p>
      <text:p text:style-name="Standard">[Comp 2, Clust 0] vs [Comp 264, Clust 0] =&gt; BD = 3.27053</text:p>
      <text:p text:style-name="Standard">[Comp 2, Clust 0] vs [Comp 303, Clust 0] =&gt; BD = 6.18515</text:p>
      <text:p text:style-name="Standard">[Comp 2, Clust 0] vs [Comp 195, Clust 0] =&gt; BD = 5.15092</text:p>
      <text:p text:style-name="Standard">[Comp 236, Clust 0] vs [Comp 213, Clust 0] =&gt; BD = 3.3161</text:p>
      <text:p text:style-name="Standard">[Comp 236, Clust 0] vs [Comp 264, Clust 0] =&gt; BD = 73.418</text:p>
      <text:p text:style-name="Standard">[Comp 236, Clust 0] vs [Comp 303, Clust 0] =&gt; BD = 2.41136</text:p>
      <text:p text:style-name="Standard">[Comp 236, Clust 0] vs [Comp 195, Clust 0] =&gt; BD = 78.8399</text:p>
      <text:p text:style-name="Standard"><text:soft-page-break/>[Comp 213, Clust 0] vs [Comp 264, Clust 0] =&gt; BD = 5.07117</text:p>
      <text:p text:style-name="Standard">[Comp 213, Clust 0] vs [Comp 303, Clust 0] =&gt; BD = 3.90828</text:p>
      <text:p text:style-name="Standard">[Comp 213, Clust 0] vs [Comp 195, Clust 0] =&gt; BD = 6.89346</text:p>
      <text:p text:style-name="Standard">[Comp 264, Clust 0] vs [Comp 303, Clust 0] =&gt; BD = 78.4399</text:p>
      <text:p text:style-name="Standard">[Comp 264, Clust 0] vs [Comp 195, Clust 0] =&gt; BD = 3.59851</text:p>
      <text:p text:style-name="Standard">[Comp 303, Clust 0] vs [Comp 195, Clust 0] =&gt; BD = 77.1145</text:p>
      <text:p text:style-name="Standard">Info: <text:s text:c="3"/>Sample 4: [-1.69469, -1.75123] is valid (fallback), adding to roadmap</text:p>
      <text:p text:style-name="Standard">Info: <text:s text:c="3"/>Sample 5: [-2.01243, -1.19367] is valid (fallback), adding to roadmap</text:p>
      <text:p text:style-name="Standard">Info: <text:s text:c="3"/>Sample 13: [-1.72105, 1.34675] is valid (fallback), adding to roadmap</text:p>
      <text:p text:style-name="Standard">Info: <text:s text:c="3"/>Sample 22: [-1.14813, 0.893132] is valid (fallback), adding to roadmap</text:p>
      <text:p text:style-name="Standard">Info: <text:s text:c="3"/>Sample 23: [-2.17322, -0.842586] is valid (fallback), adding to roadmap</text:p>
      <text:p text:style-name="Standard">Info: <text:s text:c="3"/>Sample 25: [-0.288744, -1.53012] is valid (fallback), adding to roadmap</text:p>
      <text:p text:style-name="Standard">Info: <text:s text:c="3"/>Sample 32: [-0.808438, -0.850471] is valid (fallback), adding to roadmap</text:p>
      <text:p text:style-name="Standard">Info: <text:s text:c="3"/>Sample 35: [-1.5671, 1.48115] is valid (fallback), adding to roadmap</text:p>
      <text:p text:style-name="Standard">Info: <text:s text:c="3"/>Sample 38: [-1.64877, -0.0774906] is valid (fallback), adding to roadmap</text:p>
      <text:p text:style-name="Standard">Info: <text:s text:c="3"/>Sample 40: [-2.02054, -1.08725] is valid (fallback), adding to roadmap</text:p>
      <text:p text:style-name="Standard">Info: <text:s text:c="3"/>Sample 41: [-1.957, -0.950791] is valid (fallback), adding to roadmap</text:p>
      <text:p text:style-name="Standard">Info: <text:s text:c="3"/>Sample 44: [-0.955516, 1.57576] is valid (fallback), adding to roadmap</text:p>
      <text:p text:style-name="Standard">Info: <text:s text:c="3"/>Sample 45: [-2.21879, 0.797673] is valid (fallback), adding to roadmap</text:p>
      <text:p text:style-name="Standard">Info: <text:s text:c="3"/>Sample 47: [-1.57531, 0.976063] is valid (fallback), adding to roadmap</text:p>
      <text:p text:style-name="Standard">Info: <text:s text:c="3"/>Sample 48: [-1.74362, -0.919526] is valid (fallback), adding to roadmap</text:p>
      <text:p text:style-name="Standard">Info: <text:s text:c="3"/>Sample 3: [-1.57022, -0.528204] is valid (fallback), adding to roadmap</text:p>
      <text:p text:style-name="Standard">Info: <text:s text:c="3"/>Sample 6: [-1.37306, 1.16867] is valid (fallback), adding to roadmap</text:p>
      <text:p text:style-name="Standard">Info: <text:s text:c="3"/>Sample 8: [-1.43128, -1.18228] is valid (fallback), adding to roadmap</text:p>
      <text:p text:style-name="Standard">Info: <text:s text:c="3"/>Sample 12: [-1.98818, 0.361347] is valid (fallback), adding to roadmap</text:p>
      <text:p text:style-name="Standard">Info: <text:s text:c="3"/>Sample 13: [-2.21282, 0.885533] is valid (fallback), adding to roadmap</text:p>
      <text:p text:style-name="Standard">Info: <text:s text:c="3"/>Sample 14: [-1.55238, 1.22212] is valid (fallback), adding to roadmap</text:p>
      <text:p text:style-name="Standard">Info: <text:s text:c="3"/>Sample 19: [-1.7797, 0.951937] is valid (fallback), adding to roadmap</text:p>
      <text:p text:style-name="Standard">Info: <text:s text:c="3"/>Sample 20: [-0.77784, -0.972674] is valid (fallback), adding to roadmap</text:p>
      <text:p text:style-name="Standard">Info: <text:s text:c="3"/>Sample 29: [-1.29613, -1.38219] is valid (fallback), adding to roadmap</text:p>
      <text:p text:style-name="Standard">Info: <text:s text:c="3"/>Sample 39: [-0.392636, 0.818305] is valid (fallback), adding to roadmap</text:p>
      <text:p text:style-name="Standard">Info: <text:s text:c="3"/>Sample 0: [-0.182196, 0.340807] is valid (comp 264, cluster 0), adding to roadmap</text:p>
      <text:p text:style-name="Standard">Info: <text:s text:c="3"/>Sample 1: [-0.47571, 0.36718] is valid (comp 264, cluster 0), adding to roadmap</text:p>
      <text:p text:style-name="Standard">Info: <text:s text:c="3"/>Sample 8: [-0.434227, 0.34929] is valid (comp 264, cluster 0), adding to roadmap</text:p>
      <text:p text:style-name="Standard">Info: <text:s text:c="3"/>Sample 9: [-0.23645, 0.364793] is valid (comp 264, cluster 0), adding to roadmap</text:p>
      <text:p text:style-name="Standard">Info: <text:s text:c="3"/>Sample 10: [-0.246238, 0.370177] is valid (comp 264, cluster 0), adding to roadmap</text:p>
      <text:p text:style-name="Standard">Info: <text:s text:c="3"/>Sample 12: [-0.00579422, 0.355627] is valid (comp 264, cluster 0), adding to roadmap</text:p>
      <text:p text:style-name="Standard">Info: <text:s text:c="3"/>Sample 19: [-0.14788, 0.349594] is valid (comp 264, cluster 0), adding to roadmap</text:p>
      <text:p text:style-name="Standard">Info: <text:s text:c="3"/>Sample 20: [-0.520619, 0.338307] is valid (comp 264, cluster 0), adding to roadmap</text:p>
      <text:p text:style-name="Standard">Info: <text:s text:c="3"/>Sample 21: [-1.83409, 0.352725] is valid (comp 264, cluster 0), adding to roadmap</text:p>
      <text:p text:style-name="Standard">Info: <text:s text:c="3"/>Sample 22: [-0.146837, 0.347071] is valid (comp 264, cluster 0), adding to roadmap</text:p>
      <text:p text:style-name="Standard">Info: <text:s text:c="3"/>Sample 28: [-0.635075, 0.352127] is valid (comp 264, cluster 0), adding to roadmap</text:p>
      <text:p text:style-name="Standard">Info: <text:s text:c="3"/>Sample 32: [-0.292847, 0.360121] is valid (comp 264, cluster 0), adding to roadmap</text:p>
      <text:p text:style-name="Standard">Info: <text:s text:c="3"/>Sample 33: [-0.413744, 0.347363] is valid (comp 264, cluster 0), adding to roadmap</text:p>
      <text:p text:style-name="Standard">Info: <text:s text:c="3"/>Sample 40: [-0.38505, 0.321971] is valid (comp 264, cluster 0), adding to roadmap</text:p>
      <text:p text:style-name="Standard">Info: <text:s text:c="3"/>Sample 42: [-0.655767, 0.364632] is valid (comp 264, cluster 0), adding to roadmap</text:p>
      <text:p text:style-name="Standard">Info: <text:s text:c="3"/>Sample 46: [-0.025032, 0.347658] is valid (comp 264, cluster 0), adding to roadmap</text:p>
      <text:p text:style-name="Standard">Info: <text:s text:c="3"/>Sample 0: [-0.24988, -0.0712369] is valid (comp 236, cluster 0), adding to roadmap</text:p>
      <text:p text:style-name="Standard">Info: <text:s text:c="3"/>Sample 3: [-0.1634, -0.067754] is valid (comp 236, cluster 0), adding to roadmap</text:p>
      <text:p text:style-name="Standard"><text:soft-page-break/>Info: <text:s text:c="3"/>Sample 4: [-0.600832, -0.0689769] is valid (comp 236, cluster 0), adding to roadmap</text:p>
      <text:p text:style-name="Standard">Info: <text:s text:c="3"/>Sample 8: [-0.63441, -0.0717658] is valid (comp 236, cluster 0), adding to roadmap</text:p>
      <text:p text:style-name="Standard">Info: <text:s text:c="3"/>Sample 9: [-0.478568, -0.11192] is valid (comp 236, cluster 0), adding to roadmap</text:p>
      <text:p text:style-name="Standard">Info: <text:s text:c="3"/>Sample 11: [-0.772104, -0.112554] is valid (comp 236, cluster 0), adding to roadmap</text:p>
      <text:p text:style-name="Standard">Info: <text:s text:c="3"/>Sample 29: [-0.00492408, -0.108639] is valid (comp 236, cluster 0), adding to roadmap</text:p>
      <text:p text:style-name="Standard">Info: <text:s text:c="3"/>Sample 31: [-0.108174, -0.0914427] is valid (comp 236, cluster 0), adding to roadmap</text:p>
      <text:p text:style-name="Standard">Info: <text:s text:c="3"/>Sample 33: [-0.314851, -0.0936841] is valid (comp 236, cluster 0), adding to roadmap</text:p>
      <text:p text:style-name="Standard">Info: <text:s text:c="3"/>Sample 36: [-0.251682, -0.100605] is valid (comp 236, cluster 0), adding to roadmap</text:p>
      <text:p text:style-name="Standard">Info: <text:s text:c="3"/>Sample 39: [-0.181913, -0.0682801] is valid (comp 236, cluster 0), adding to roadmap</text:p>
      <text:p text:style-name="Standard">Info: <text:s text:c="3"/>Sample 40: [-0.22416, -0.0696172] is valid (comp 236, cluster 0), adding to roadmap</text:p>
      <text:p text:style-name="Standard">Info: <text:s text:c="3"/>Sample 42: [-0.0546705, -0.0808528] is valid (comp 236, cluster 0), adding to roadmap</text:p>
      <text:p text:style-name="Standard">Info: <text:s text:c="3"/>Sample 43: [-0.321237, -0.0739073] is valid (comp 236, cluster 0), adding to roadmap</text:p>
      <text:p text:style-name="Standard">Info: <text:s text:c="3"/>Sample 46: [-0.260302, -0.0944709] is valid (comp 236, cluster 0), adding to roadmap</text:p>
      <text:p text:style-name="Standard">Info: <text:s text:c="3"/>Added 56 new vertices to the roadmap (per-short-comp sampling).</text:p>
      <text:p text:style-name="Standard">Info: <text:s text:c="3"/>Sample 38: [-0.0020544, 0.865252] is valid from product-of-long-comps, adding to roadmap</text:p>
      <text:p text:style-name="Standard">Info: <text:s text:c="3"/>Sample 67: [-0.590551, 0.325915] is valid from product-of-long-comps, adding to roadmap</text:p>
      <text:p text:style-name="Standard">Info: <text:s text:c="3"/>Sample 82: [-0.777869, -0.0900074] is valid from product-of-long-comps, adding to roadmap</text:p>
      <text:p text:style-name="Standard">Info: <text:s text:c="3"/>Sample 84: [-0.842638, 0.782122] is valid from product-of-long-comps, adding to roadmap</text:p>
      <text:p text:style-name="Standard">Info: <text:s text:c="3"/>Sample 100: [-0.00576724, 0.375152] is valid from product-of-long-comps, adding to roadmap</text:p>
      <text:p text:style-name="Standard">Info: <text:s text:c="3"/>Sample 138: [-0.674668, 0.8432] is valid from product-of-long-comps, adding to roadmap</text:p>
      <text:p text:style-name="Standard">Info: <text:s text:c="3"/>Sample 160: [-1.38332, 0.32563] is valid from product-of-long-comps, adding to roadmap</text:p>
      <text:p text:style-name="Standard">Info: <text:s text:c="3"/>Sample 204: [-0.294332, 0.340309] is valid from product-of-long-comps, adding to roadmap</text:p>
      <text:p text:style-name="Standard">Info: <text:s text:c="3"/>Sample 213: [-0.506575, 0.816809] is valid from product-of-long-comps, adding to roadmap</text:p>
      <text:p text:style-name="Standard">Info: <text:s text:c="3"/>Sample 224: [-0.966954, 0.812999] is valid from product-of-long-comps, adding to roadmap</text:p>
      <text:p text:style-name="Standard">Info: <text:s text:c="3"/>Sample 225: [-0.447181, 0.33516] is valid from product-of-long-comps, adding to roadmap</text:p>
      <text:p text:style-name="Standard">Info: <text:s text:c="3"/>Sample 228: [-0.849572, 0.363493] is valid from product-of-long-comps, adding to roadmap</text:p>
      <text:p text:style-name="Standard">Info: <text:s text:c="3"/>Sample 242: [-0.728064, 0.374629] is valid from product-of-long-comps, adding to roadmap</text:p>
      <text:p text:style-name="Standard">Info: <text:s text:c="3"/>Sample 270: [-0.331443, -0.0942325] is valid from product-of-long-comps, adding to roadmap</text:p>
      <text:p text:style-name="Standard">Info: <text:s text:c="3"/>Sample 294: [-1.23293, -0.0725713] is valid from product-of-long-comps, adding to roadmap</text:p>
      <text:p text:style-name="Standard">Info: <text:s text:c="3"/>Sample 320: [-0.577087, 0.86805] is valid from product-of-long-comps, adding to roadmap</text:p>
      <text:p text:style-name="Standard">Info: <text:s text:c="3"/>Sample 353: [-0.736429, 0.330172] is valid from product-of-long-comps, adding to roadmap</text:p>
      <text:p text:style-name="Standard">Info: <text:s text:c="3"/>Sample 368: [-0.58607, 0.345653] is valid from product-of-long-comps, adding to roadmap</text:p>
      <text:p text:style-name="Standard">Info: <text:s text:c="3"/>Sample 377: [-0.885954, 0.365758] is valid from product-of-long-comps, adding to roadmap</text:p>
      <text:p text:style-name="Standard">Info: <text:s text:c="3"/>Sample 386: [-0.625998, 0.910123] is valid from product-of-long-comps, adding to roadmap</text:p>
      <text:p text:style-name="Standard">Info: <text:s text:c="3"/>Sample 392: [-0.770513, 0.333276] is valid from product-of-long-comps, adding to roadmap</text:p>
      <text:p text:style-name="Standard">Info: <text:s text:c="3"/>Sample 396: [-0.386675, -0.0864918] is valid from product-of-long-comps, adding to roadmap</text:p>
      <text:p text:style-name="Standard">Info: <text:s text:c="3"/>Sample 402: [-1.86255, 1.23785] is valid from product-of-long-comps, adding to roadmap</text:p>
      <text:p text:style-name="Standard">Info: <text:s text:c="3"/>Sample 411: [-0.360466, 0.362526] is valid from product-of-long-comps, adding to roadmap</text:p>
      <text:p text:style-name="Standard">Info: <text:s text:c="3"/>Sample 426: [-1.17914, -0.0814181] is valid from product-of-long-comps, adding to roadmap</text:p>
      <text:p text:style-name="Standard">Info: <text:s text:c="3"/>Sample 432: [-0.627668, 0.768836] is valid from product-of-long-comps, adding to roadmap</text:p>
      <text:p text:style-name="Standard">Info: <text:s text:c="3"/>Sample 434: [-1.30857, 0.363303] is valid from product-of-long-comps, adding to roadmap</text:p>
      <text:p text:style-name="Standard">Info: <text:s text:c="3"/>Sample 448: [-1.45764, 0.357822] is valid from product-of-long-comps, adding to roadmap</text:p>
      <text:p text:style-name="Standard">Info: <text:s text:c="3"/>Sample 469: [-0.936954, 0.328703] is valid from product-of-long-comps, adding to roadmap</text:p>
      <text:p text:style-name="Standard">Info: <text:s text:c="3"/>Sample 472: [-1.25382, -0.0882015] is valid from product-of-long-comps, adding to roadmap</text:p>
      <text:p text:style-name="Standard">Info: <text:s text:c="3"/>Sample 477: [-0.253746, 0.90615] is valid from product-of-long-comps, adding to roadmap</text:p>
      <text:p text:style-name="Standard">Info: <text:s text:c="3"/>Sample 507: [-0.352192, 0.339877] is valid from product-of-long-comps, adding to roadmap</text:p>
      <text:p text:style-name="Standard">Info: <text:s text:c="3"/>Sample 513: [-0.560435, -0.0695911] is valid from product-of-long-comps, adding to roadmap</text:p>
      <text:p text:style-name="Standard">Info: <text:s text:c="3"/>Sample 538: [-1.70739, -0.0664542] is valid from product-of-long-comps, adding to roadmap</text:p>
      <text:p text:style-name="Standard">Info: <text:s text:c="3"/>Sample 542: [-0.16828, 0.375696] is valid from product-of-long-comps, adding to roadmap</text:p>
      <text:p text:style-name="Standard"><text:soft-page-break/>Info: <text:s text:c="3"/>Sample 548: [-0.410009, -0.0648135] is valid from product-of-long-comps, adding to roadmap</text:p>
      <text:p text:style-name="Standard">Info: <text:s text:c="3"/>Sample 550: [-1.73071, 0.341384] is valid from product-of-long-comps, adding to roadmap</text:p>
      <text:p text:style-name="Standard">Info: <text:s text:c="3"/>Sample 565: [-0.240412, 0.3259] is valid from product-of-long-comps, adding to roadmap</text:p>
      <text:p text:style-name="Standard">Info: <text:s text:c="3"/>Sample 639: [-1.45133, -0.0852227] is valid from product-of-long-comps, adding to roadmap</text:p>
      <text:p text:style-name="Standard">Info: <text:s text:c="3"/>Sample 641: [-0.918311, 0.840342] is valid from product-of-long-comps, adding to roadmap</text:p>
      <text:p text:style-name="Standard">Info: <text:s text:c="3"/>Sample 642: [-2.19178, -0.0955163] is valid from product-of-long-comps, adding to roadmap</text:p>
      <text:p text:style-name="Standard">Info: <text:s text:c="3"/>Sample 649: [-0.772318, 0.354973] is valid from product-of-long-comps, adding to roadmap</text:p>
      <text:p text:style-name="Standard">Info: <text:s text:c="3"/>Sample 653: [-0.851299, 0.765328] is valid from product-of-long-comps, adding to roadmap</text:p>
      <text:p text:style-name="Standard">Info: <text:s text:c="3"/>Sample 666: [-0.0590472, 0.325236] is valid from product-of-long-comps, adding to roadmap</text:p>
      <text:p text:style-name="Standard">Info: <text:s text:c="3"/>Sample 687: [-1.91431, 0.332735] is valid from product-of-long-comps, adding to roadmap</text:p>
      <text:p text:style-name="Standard">Info: <text:s text:c="3"/>Sample 688: [-0.772327, 0.323473] is valid from product-of-long-comps, adding to roadmap</text:p>
      <text:p text:style-name="Standard">Info: <text:s text:c="3"/>Sample 710: [-0.559944, -0.0657166] is valid from product-of-long-comps, adding to roadmap</text:p>
      <text:p text:style-name="Standard">Info: <text:s text:c="3"/>Sample 712: [-0.0996521, 0.350206] is valid from product-of-long-comps, adding to roadmap</text:p>
      <text:p text:style-name="Standard">Info: <text:s text:c="3"/>Sample 715: [-1.0878, 0.325211] is valid from product-of-long-comps, adding to roadmap</text:p>
      <text:p text:style-name="Standard">Info: <text:s text:c="3"/>Sample 726: [-0.102852, -0.103242] is valid from product-of-long-comps, adding to roadmap</text:p>
      <text:p text:style-name="Standard">Info: <text:s text:c="3"/>Sample 729: [-0.75354, 0.84777] is valid from product-of-long-comps, adding to roadmap</text:p>
      <text:p text:style-name="Standard">Info: <text:s text:c="3"/>Sample 731: [-0.363136, -0.114748] is valid from product-of-long-comps, adding to roadmap</text:p>
      <text:p text:style-name="Standard">Info: <text:s text:c="3"/>Sample 737: [-0.914089, 0.332296] is valid from product-of-long-comps, adding to roadmap</text:p>
      <text:p text:style-name="Standard">Info: <text:s text:c="3"/>Sample 739: [-0.614567, 0.32157] is valid from product-of-long-comps, adding to roadmap</text:p>
      <text:p text:style-name="Standard">Info: <text:s text:c="3"/>Sample 755: [-0.551964, 0.322011] is valid from product-of-long-comps, adding to roadmap</text:p>
      <text:p text:style-name="Standard">Info: <text:s text:c="3"/>Sample 776: [-1.0278, 0.985486] is valid from product-of-long-comps, adding to roadmap</text:p>
      <text:p text:style-name="Standard">Info: <text:s text:c="3"/>Sample 813: [-0.565916, -0.101113] is valid from product-of-long-comps, adding to roadmap</text:p>
      <text:p text:style-name="Standard">Info: <text:s text:c="3"/>Sample 814: [-0.906514, 0.369887] is valid from product-of-long-comps, adding to roadmap</text:p>
      <text:p text:style-name="Standard">Info: <text:s text:c="3"/>Sample 827: [-1.41152, -0.0956834] is valid from product-of-long-comps, adding to roadmap</text:p>
      <text:p text:style-name="Standard">Info: <text:s text:c="3"/>Sample 850: [-0.90857, 0.357061] is valid from product-of-long-comps, adding to roadmap</text:p>
      <text:p text:style-name="Standard">Info: <text:s text:c="3"/>Sample 853: [-1.2969, -0.0757636] is valid from product-of-long-comps, adding to roadmap</text:p>
      <text:p text:style-name="Standard">Info: <text:s text:c="3"/>Sample 865: [-0.552772, 0.333819] is valid from product-of-long-comps, adding to roadmap</text:p>
      <text:p text:style-name="Standard">Info: <text:s text:c="3"/>Sample 897: [-0.720781, 0.336531] is valid from product-of-long-comps, adding to roadmap</text:p>
      <text:p text:style-name="Standard">Info: <text:s text:c="3"/>Sample 923: [-0.520666, 0.772747] is valid from product-of-long-comps, adding to roadmap</text:p>
      <text:p text:style-name="Standard">Info: <text:s text:c="3"/>Sample 973: [-0.313072, 0.324672] is valid from product-of-long-comps, adding to roadmap</text:p>
      <text:p text:style-name="Standard">Info: <text:s text:c="3"/>Sample 979: [-0.373183, -0.0809247] is valid from product-of-long-comps, adding to roadmap</text:p>
      <text:p text:style-name="Standard">Info: <text:s text:c="3"/>Sample 990: [-0.955654, 0.788323] is valid from product-of-long-comps, adding to roadmap</text:p>
      <text:p text:style-name="Standard">Info: <text:s text:c="3"/>Sample 994: [-0.216975, -0.116112] is valid from product-of-long-comps, adding to roadmap</text:p>
      <text:p text:style-name="Standard">Info: <text:s text:c="3"/>Added 68 new vertices to the roadmap from product-of-long-comps</text:p>
      <text:p text:style-name="Standard">Saved scatter plot to roadmapAfter.png</text:p>
      <text:p text:style-name="Standard">Saved single-cluster GMM 2D plot to clustersPerComp.png</text:p>
      <text:p text:style-name="Standard">Environment2D destructor called.</text:p>
      <text:p text:style-name="Standard">Total run time: 0.201325 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7:45:36.515666267</meta:creation-date>
    <dc:date>2025-05-12T17:46:28.931880591</dc:date>
    <meta:editing-duration>PT53S</meta:editing-duration>
    <meta:editing-cycles>1</meta:editing-cycles>
    <meta:document-statistic meta:table-count="0" meta:image-count="0" meta:object-count="0" meta:page-count="4" meta:paragraph-count="184" meta:word-count="1990" meta:character-count="14261" meta:non-whitespace-character-count="12023"/>
    <meta:generator>LibreOffice/7.3.7.2$Linux_X86_64 LibreOffice_project/30$Build-2</meta:generator>
  </office:meta>
</office:document-meta>
</file>